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6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1" office:value-type="float" office:value="2171" calcext:value-type="float">
            <text:p>217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60" calcext:value-type="float">
            <text:p>260</text:p>
          </table:table-cell>
          <table:table-cell table:style-name="ce18" office:value-type="float" office:value="1847" calcext:value-type="float">
            <text:p>18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73" calcext:value-type="float">
            <text:p>77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0" calcext:value-type="float">
            <text:p>470</text:p>
          </table:table-cell>
          <table:table-cell table:style-name="ce22" office:value-type="float" office:value="272" calcext:value-type="float">
            <text:p>27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006" calcext:value-type="float">
            <text:p>4006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1779" calcext:value-type="float">
            <text:p>1779</text:p>
          </table:table-cell>
          <table:table-cell table:style-name="ce22" office:value-type="float" office:value="1777" calcext:value-type="float">
            <text:p>177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45" calcext:value-type="float">
            <text:p>74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68" calcext:value-type="float">
            <text:p>468</text:p>
          </table:table-cell>
          <table:table-cell table:style-name="ce22" office:value-type="float" office:value="235" calcext:value-type="float">
            <text:p>2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4" calcext:value-type="float">
            <text:p>2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5537" calcext:value-type="float">
            <text:p>5537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1381" calcext:value-type="float">
            <text:p>1381</text:p>
          </table:table-cell>
          <table:table-cell table:style-name="ce22" office:value-type="float" office:value="3764" calcext:value-type="float">
            <text:p>37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428" calcext:value-type="float">
            <text:p>4428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1256" calcext:value-type="float">
            <text:p>1256</text:p>
          </table:table-cell>
          <table:table-cell table:style-name="ce22" office:value-type="float" office:value="2954" calcext:value-type="float">
            <text:p>29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066" calcext:value-type="float">
            <text:p>206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929" calcext:value-type="float">
            <text:p>929</text:p>
          </table:table-cell>
          <table:table-cell table:style-name="ce22" office:value-type="float" office:value="1105" calcext:value-type="float">
            <text:p>11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766" calcext:value-type="float">
            <text:p>6766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5742" calcext:value-type="float">
            <text:p>5742</text:p>
          </table:table-cell>
          <table:table-cell table:style-name="ce22" office:value-type="float" office:value="931" calcext:value-type="float">
            <text:p>9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5452" calcext:value-type="float">
            <text:p>15452</text:p>
          </table:table-cell>
          <table:table-cell table:style-name="ce24" office:value-type="float" office:value="584" calcext:value-type="float">
            <text:p>584</text:p>
          </table:table-cell>
          <table:table-cell table:style-name="ce24" office:value-type="float" office:value="12907" calcext:value-type="float">
            <text:p>12907</text:p>
          </table:table-cell>
          <table:table-cell table:style-name="ce22" office:value-type="float" office:value="1961" calcext:value-type="float">
            <text:p>19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804" calcext:value-type="float">
            <text:p>180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25" calcext:value-type="float">
            <text:p>1325</text:p>
          </table:table-cell>
          <table:table-cell table:style-name="ce22" office:value-type="float" office:value="455" calcext:value-type="float">
            <text:p>4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040" calcext:value-type="float">
            <text:p>304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00" calcext:value-type="float">
            <text:p>1500</text:p>
          </table:table-cell>
          <table:table-cell table:style-name="ce22" office:value-type="float" office:value="1532" calcext:value-type="float">
            <text:p>15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667" calcext:value-type="float">
            <text:p>7667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60" calcext:value-type="float">
            <text:p>160</text:p>
          </table:table-cell>
          <table:table-cell table:style-name="ce22" office:value-type="float" office:value="7339" calcext:value-type="float">
            <text:p>733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1" calcext:value-type="float">
            <text:p>8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4027" calcext:value-type="float">
            <text:p>14027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386" calcext:value-type="float">
            <text:p>2386</text:p>
          </table:table-cell>
          <table:table-cell table:style-name="ce22" office:value-type="float" office:value="11552" calcext:value-type="float">
            <text:p>1155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8519" calcext:value-type="float">
            <text:p>48519</text:p>
          </table:table-cell>
          <table:table-cell table:style-name="ce24" office:value-type="float" office:value="7594" calcext:value-type="float">
            <text:p>7594</text:p>
          </table:table-cell>
          <table:table-cell table:style-name="ce24" office:value-type="float" office:value="11576" calcext:value-type="float">
            <text:p>11576</text:p>
          </table:table-cell>
          <table:table-cell table:style-name="ce22" office:value-type="float" office:value="29349" calcext:value-type="float">
            <text:p>293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4" calcext:value-type="float">
            <text:p>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110" calcext:value-type="float">
            <text:p>111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17" calcext:value-type="float">
            <text:p>117</text:p>
          </table:table-cell>
          <table:table-cell table:style-name="ce22" office:value-type="float" office:value="934" calcext:value-type="float">
            <text:p>9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757" calcext:value-type="float">
            <text:p>175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27" calcext:value-type="float">
            <text:p>727</text:p>
          </table:table-cell>
          <table:table-cell table:style-name="ce22" office:value-type="float" office:value="961" calcext:value-type="float">
            <text:p>9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7187" calcext:value-type="float">
            <text:p>87187</text:p>
          </table:table-cell>
          <table:table-cell table:style-name="ce24" office:value-type="float" office:value="6006" calcext:value-type="float">
            <text:p>6006</text:p>
          </table:table-cell>
          <table:table-cell table:style-name="ce24" office:value-type="float" office:value="35935" calcext:value-type="float">
            <text:p>35935</text:p>
          </table:table-cell>
          <table:table-cell table:style-name="ce22" office:value-type="float" office:value="45246" calcext:value-type="float">
            <text:p>452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4" calcext:value-type="float">
            <text:p>124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506" calcext:value-type="float">
            <text:p>150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66" calcext:value-type="float">
            <text:p>266</text:p>
          </table:table-cell>
          <table:table-cell table:style-name="ce22" office:value-type="float" office:value="1174" calcext:value-type="float">
            <text:p>117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45" calcext:value-type="float">
            <text:p>64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06" calcext:value-type="float">
            <text:p>506</text:p>
          </table:table-cell>
          <table:table-cell table:style-name="ce22" office:value-type="float" office:value="96" calcext:value-type="float">
            <text:p>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9" calcext:value-type="float">
            <text:p>119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832" calcext:value-type="float">
            <text:p>1832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934" calcext:value-type="float">
            <text:p>934</text:p>
          </table:table-cell>
          <table:table-cell table:style-name="ce22" office:value-type="float" office:value="837" calcext:value-type="float">
            <text:p>8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54457" calcext:value-type="float">
            <text:p>54457</text:p>
          </table:table-cell>
          <table:table-cell table:style-name="ce24" office:value-type="float" office:value="3310" calcext:value-type="float">
            <text:p>3310</text:p>
          </table:table-cell>
          <table:table-cell table:style-name="ce24" office:value-type="float" office:value="21424" calcext:value-type="float">
            <text:p>21424</text:p>
          </table:table-cell>
          <table:table-cell table:style-name="ce22" office:value-type="float" office:value="29723" calcext:value-type="float">
            <text:p>297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21" calcext:value-type="float">
            <text:p>1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2" office:value-type="float" office:value="116" calcext:value-type="float">
            <text:p>1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3" calcext:value-type="float">
            <text:p>7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6023" calcext:value-type="float">
            <text:p>16023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8580" calcext:value-type="float">
            <text:p>8580</text:p>
          </table:table-cell>
          <table:table-cell table:style-name="ce22" office:value-type="float" office:value="7216" calcext:value-type="float">
            <text:p>72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3956" calcext:value-type="float">
            <text:p>83956</text:p>
          </table:table-cell>
          <table:table-cell table:style-name="ce24" office:value-type="float" office:value="4637" calcext:value-type="float">
            <text:p>4637</text:p>
          </table:table-cell>
          <table:table-cell table:style-name="ce24" office:value-type="float" office:value="78523" calcext:value-type="float">
            <text:p>78523</text:p>
          </table:table-cell>
          <table:table-cell table:style-name="ce22" office:value-type="float" office:value="796" calcext:value-type="float">
            <text:p>7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507" calcext:value-type="float">
            <text:p>6507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439" calcext:value-type="float">
            <text:p>1439</text:p>
          </table:table-cell>
          <table:table-cell table:style-name="ce22" office:value-type="float" office:value="4775" calcext:value-type="float">
            <text:p>47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moros</text:p>
          </table:table-cell>
          <table:table-cell office:value-type="string" calcext:value-type="string">
            <text:p>Les Comores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20" calcext:value-type="float">
            <text:p>2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2" office:value-type="float" office:value="192" calcext:value-type="float">
            <text:p>1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19" calcext:value-type="float">
            <text:p>7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8" calcext:value-type="float">
            <text:p>338</text:p>
          </table:table-cell>
          <table:table-cell table:style-name="ce22" office:value-type="float" office:value="375" calcext:value-type="float">
            <text:p>3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275" calcext:value-type="float">
            <text:p>127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74" calcext:value-type="float">
            <text:p>574</text:p>
          </table:table-cell>
          <table:table-cell table:style-name="ce22" office:value-type="float" office:value="687" calcext:value-type="float">
            <text:p>6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076" calcext:value-type="float">
            <text:p>2076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348" calcext:value-type="float">
            <text:p>1348</text:p>
          </table:table-cell>
          <table:table-cell table:style-name="ce22" office:value-type="float" office:value="659" calcext:value-type="float">
            <text:p>6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501" calcext:value-type="float">
            <text:p>150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81" calcext:value-type="float">
            <text:p>681</text:p>
          </table:table-cell>
          <table:table-cell table:style-name="ce22" office:value-type="float" office:value="759" calcext:value-type="float">
            <text:p>7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50" calcext:value-type="float">
            <text:p>85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96" calcext:value-type="float">
            <text:p>296</text:p>
          </table:table-cell>
          <table:table-cell table:style-name="ce22" office:value-type="float" office:value="539" calcext:value-type="float">
            <text:p>53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682" calcext:value-type="float">
            <text:p>7682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3314" calcext:value-type="float">
            <text:p>3314</text:p>
          </table:table-cell>
          <table:table-cell table:style-name="ce22" office:value-type="float" office:value="4132" calcext:value-type="float">
            <text:p>41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572" calcext:value-type="float">
            <text:p>57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3" calcext:value-type="float">
            <text:p>73</text:p>
          </table:table-cell>
          <table:table-cell table:style-name="ce22" office:value-type="float" office:value="468" calcext:value-type="float">
            <text:p>4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9356" calcext:value-type="float">
            <text:p>9356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6741" calcext:value-type="float">
            <text:p>6741</text:p>
          </table:table-cell>
          <table:table-cell table:style-name="ce22" office:value-type="float" office:value="2163" calcext:value-type="float">
            <text:p>21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5" calcext:value-type="float">
            <text:p>645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089" calcext:value-type="float">
            <text:p>108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42" calcext:value-type="float">
            <text:p>642</text:p>
          </table:table-cell>
          <table:table-cell table:style-name="ce22" office:value-type="float" office:value="445" calcext:value-type="float">
            <text:p>4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972" calcext:value-type="float">
            <text:p>6972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1301" calcext:value-type="float">
            <text:p>1301</text:p>
          </table:table-cell>
          <table:table-cell table:style-name="ce22" office:value-type="float" office:value="5370" calcext:value-type="float">
            <text:p>53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4934" calcext:value-type="float">
            <text:p>24934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1558" calcext:value-type="float">
            <text:p>1558</text:p>
          </table:table-cell>
          <table:table-cell table:style-name="ce22" office:value-type="float" office:value="22476" calcext:value-type="float">
            <text:p>2247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95" calcext:value-type="float">
            <text:p>39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9" calcext:value-type="float">
            <text:p>119</text:p>
          </table:table-cell>
          <table:table-cell table:style-name="ce22" office:value-type="float" office:value="266" calcext:value-type="float">
            <text:p>2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15" calcext:value-type="float">
            <text:p>3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305" calcext:value-type="float">
            <text:p>3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" calcext:value-type="float">
            <text:p>26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689" calcext:value-type="float">
            <text:p>1689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49" calcext:value-type="float">
            <text:p>249</text:p>
          </table:table-cell>
          <table:table-cell table:style-name="ce22" office:value-type="float" office:value="1388" calcext:value-type="float">
            <text:p>13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31" calcext:value-type="float">
            <text:p>13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9" calcext:value-type="float">
            <text:p>59</text:p>
          </table:table-cell>
          <table:table-cell table:style-name="ce22" office:value-type="float" office:value="69" calcext:value-type="float">
            <text:p>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995" calcext:value-type="float">
            <text:p>4995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3000" calcext:value-type="float">
            <text:p>3000</text:p>
          </table:table-cell>
          <table:table-cell table:style-name="ce22" office:value-type="float" office:value="1784" calcext:value-type="float">
            <text:p>17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67299" calcext:value-type="float">
            <text:p>167299</text:p>
          </table:table-cell>
          <table:table-cell table:style-name="ce24" office:value-type="float" office:value="24410" calcext:value-type="float">
            <text:p>24410</text:p>
          </table:table-cell>
          <table:table-cell table:style-name="ce24" office:value-type="float" office:value="50380" calcext:value-type="float">
            <text:p>50380</text:p>
          </table:table-cell>
          <table:table-cell table:style-name="ce22" office:value-type="float" office:value="92509" calcext:value-type="float">
            <text:p>925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76" calcext:value-type="float">
            <text:p>27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7" calcext:value-type="float">
            <text:p>67</text:p>
          </table:table-cell>
          <table:table-cell table:style-name="ce22" office:value-type="float" office:value="206" calcext:value-type="float">
            <text:p>2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539" calcext:value-type="float">
            <text:p>5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4" calcext:value-type="float">
            <text:p>184</text:p>
          </table:table-cell>
          <table:table-cell table:style-name="ce22" office:value-type="float" office:value="349" calcext:value-type="float">
            <text:p>3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63009" calcext:value-type="float">
            <text:p>163009</text:p>
          </table:table-cell>
          <table:table-cell table:style-name="ce24" office:value-type="float" office:value="6623" calcext:value-type="float">
            <text:p>6623</text:p>
          </table:table-cell>
          <table:table-cell table:style-name="ce24" office:value-type="float" office:value="123500" calcext:value-type="float">
            <text:p>123500</text:p>
          </table:table-cell>
          <table:table-cell table:style-name="ce22" office:value-type="float" office:value="32886" calcext:value-type="float">
            <text:p>3288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074" calcext:value-type="float">
            <text:p>207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2" calcext:value-type="float">
            <text:p>212</text:p>
          </table:table-cell>
          <table:table-cell table:style-name="ce22" office:value-type="float" office:value="1845" calcext:value-type="float">
            <text:p>18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591" calcext:value-type="float">
            <text:p>2591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374" calcext:value-type="float">
            <text:p>1374</text:p>
          </table:table-cell>
          <table:table-cell table:style-name="ce22" office:value-type="float" office:value="1077" calcext:value-type="float">
            <text:p>107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599" calcext:value-type="float">
            <text:p>59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6" calcext:value-type="float">
            <text:p>66</text:p>
          </table:table-cell>
          <table:table-cell table:style-name="ce22" office:value-type="float" office:value="517" calcext:value-type="float">
            <text:p>5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495" calcext:value-type="float">
            <text:p>149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29" calcext:value-type="float">
            <text:p>329</text:p>
          </table:table-cell>
          <table:table-cell table:style-name="ce22" office:value-type="float" office:value="1159" calcext:value-type="float">
            <text:p>11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05" calcext:value-type="float">
            <text:p>20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2" calcext:value-type="float">
            <text:p>8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1" calcext:value-type="float">
            <text:p>81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71" calcext:value-type="float">
            <text:p>77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9" calcext:value-type="float">
            <text:p>79</text:p>
          </table:table-cell>
          <table:table-cell table:style-name="ce22" office:value-type="float" office:value="621" calcext:value-type="float">
            <text:p>6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775" calcext:value-type="float">
            <text:p>2775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581" calcext:value-type="float">
            <text:p>581</text:p>
          </table:table-cell>
          <table:table-cell table:style-name="ce22" office:value-type="float" office:value="1882" calcext:value-type="float">
            <text:p>188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797" calcext:value-type="float">
            <text:p>179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670" calcext:value-type="float">
            <text:p>1670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4863" calcext:value-type="float">
            <text:p>34863</text:p>
          </table:table-cell>
          <table:table-cell table:style-name="ce24" office:value-type="float" office:value="1154" calcext:value-type="float">
            <text:p>1154</text:p>
          </table:table-cell>
          <table:table-cell table:style-name="ce24" office:value-type="float" office:value="9068" calcext:value-type="float">
            <text:p>9068</text:p>
          </table:table-cell>
          <table:table-cell table:style-name="ce22" office:value-type="float" office:value="24641" calcext:value-type="float">
            <text:p>246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0118" calcext:value-type="float">
            <text:p>10118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1522" calcext:value-type="float">
            <text:p>1522</text:p>
          </table:table-cell>
          <table:table-cell table:style-name="ce22" office:value-type="float" office:value="7804" calcext:value-type="float">
            <text:p>78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085" calcext:value-type="float">
            <text:p>2085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375" calcext:value-type="float">
            <text:p>1375</text:p>
          </table:table-cell>
          <table:table-cell table:style-name="ce22" office:value-type="float" office:value="617" calcext:value-type="float">
            <text:p>6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0612" calcext:value-type="float">
            <text:p>20612</text:p>
          </table:table-cell>
          <table:table-cell table:style-name="ce24" office:value-type="float" office:value="1232" calcext:value-type="float">
            <text:p>1232</text:p>
          </table:table-cell>
          <table:table-cell table:style-name="ce24" office:value-type="float" office:value="13386" calcext:value-type="float">
            <text:p>13386</text:p>
          </table:table-cell>
          <table:table-cell table:style-name="ce22" office:value-type="float" office:value="5994" calcext:value-type="float">
            <text:p>59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94640" calcext:value-type="float">
            <text:p>94640</text:p>
          </table:table-cell>
          <table:table-cell table:style-name="ce24" office:value-type="float" office:value="6028" calcext:value-type="float">
            <text:p>6028</text:p>
          </table:table-cell>
          <table:table-cell table:style-name="ce24" office:value-type="float" office:value="75103" calcext:value-type="float">
            <text:p>75103</text:p>
          </table:table-cell>
          <table:table-cell table:style-name="ce22" office:value-type="float" office:value="13509" calcext:value-type="float">
            <text:p>135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5946" calcext:value-type="float">
            <text:p>15946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8561" calcext:value-type="float">
            <text:p>8561</text:p>
          </table:table-cell>
          <table:table-cell table:style-name="ce22" office:value-type="float" office:value="7163" calcext:value-type="float">
            <text:p>71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05463" calcext:value-type="float">
            <text:p>205463</text:p>
          </table:table-cell>
          <table:table-cell table:style-name="ce24" office:value-type="float" office:value="27967" calcext:value-type="float">
            <text:p>27967</text:p>
          </table:table-cell>
          <table:table-cell table:style-name="ce24" office:value-type="float" office:value="75945" calcext:value-type="float">
            <text:p>75945</text:p>
          </table:table-cell>
          <table:table-cell table:style-name="ce22" office:value-type="float" office:value="101551" calcext:value-type="float">
            <text:p>1015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22" calcext:value-type="float">
            <text:p>4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9" calcext:value-type="float">
            <text:p>29</text:p>
          </table:table-cell>
          <table:table-cell table:style-name="ce22" office:value-type="float" office:value="385" calcext:value-type="float">
            <text:p>3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4088" calcext:value-type="float">
            <text:p>14088</text:p>
          </table:table-cell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2460" calcext:value-type="float">
            <text:p>2460</text:p>
          </table:table-cell>
          <table:table-cell table:style-name="ce22" office:value-type="float" office:value="11198" calcext:value-type="float">
            <text:p>1119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53" calcext:value-type="float">
            <text:p>45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2" calcext:value-type="float">
            <text:p>362</text:p>
          </table:table-cell>
          <table:table-cell table:style-name="ce22" office:value-type="float" office:value="83" calcext:value-type="float">
            <text:p>8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402" calcext:value-type="float">
            <text:p>340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866" calcext:value-type="float">
            <text:p>866</text:p>
          </table:table-cell>
          <table:table-cell table:style-name="ce22" office:value-type="float" office:value="2511" calcext:value-type="float">
            <text:p>25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96" calcext:value-type="float">
            <text:p>39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4" calcext:value-type="float">
            <text:p>144</text:p>
          </table:table-cell>
          <table:table-cell table:style-name="ce22" office:value-type="float" office:value="235" calcext:value-type="float">
            <text:p>2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99" calcext:value-type="float">
            <text:p>79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9" calcext:value-type="float">
            <text:p>249</text:p>
          </table:table-cell>
          <table:table-cell table:style-name="ce22" office:value-type="float" office:value="528" calcext:value-type="float">
            <text:p>5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024" calcext:value-type="float">
            <text:p>40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39" calcext:value-type="float">
            <text:p>1539</text:p>
          </table:table-cell>
          <table:table-cell table:style-name="ce22" office:value-type="float" office:value="2459" calcext:value-type="float">
            <text:p>24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46" calcext:value-type="float">
            <text:p>74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62" calcext:value-type="float">
            <text:p>462</text:p>
          </table:table-cell>
          <table:table-cell table:style-name="ce22" office:value-type="float" office:value="276" calcext:value-type="float">
            <text:p>27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58" calcext:value-type="float">
            <text:p>85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8" calcext:value-type="float">
            <text:p>348</text:p>
          </table:table-cell>
          <table:table-cell table:style-name="ce22" office:value-type="float" office:value="495" calcext:value-type="float">
            <text:p>4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25" calcext:value-type="float">
            <text:p>7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0" calcext:value-type="float">
            <text:p>150</text:p>
          </table:table-cell>
          <table:table-cell table:style-name="ce22" office:value-type="float" office:value="551" calcext:value-type="float">
            <text:p>5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41" calcext:value-type="float">
            <text:p>14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5" calcext:value-type="float">
            <text:p>45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1" calcext:value-type="float">
            <text:p>6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2" calcext:value-type="float">
            <text:p>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385" calcext:value-type="float">
            <text:p>138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89" calcext:value-type="float">
            <text:p>589</text:p>
          </table:table-cell>
          <table:table-cell table:style-name="ce22" office:value-type="float" office:value="751" calcext:value-type="float">
            <text:p>7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784" calcext:value-type="float">
            <text:p>3784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213" calcext:value-type="float">
            <text:p>3213</text:p>
          </table:table-cell>
          <table:table-cell table:style-name="ce22" office:value-type="float" office:value="481" calcext:value-type="float">
            <text:p>4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28" calcext:value-type="float">
            <text:p>1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2" calcext:value-type="float">
            <text:p>92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002" calcext:value-type="float">
            <text:p>6002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4171" calcext:value-type="float">
            <text:p>4171</text:p>
          </table:table-cell>
          <table:table-cell table:style-name="ce22" office:value-type="float" office:value="1729" calcext:value-type="float">
            <text:p>172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68" calcext:value-type="float">
            <text:p>46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2" office:value-type="float" office:value="450" calcext:value-type="float">
            <text:p>4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90" calcext:value-type="float">
            <text:p>49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5" calcext:value-type="float">
            <text:p>135</text:p>
          </table:table-cell>
          <table:table-cell table:style-name="ce22" office:value-type="float" office:value="329" calcext:value-type="float">
            <text:p>32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65" calcext:value-type="float">
            <text:p>46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1" calcext:value-type="float">
            <text:p>351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32" calcext:value-type="float">
            <text:p>3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0" calcext:value-type="float">
            <text:p>310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9224" calcext:value-type="float">
            <text:p>19224</text:p>
          </table:table-cell>
          <table:table-cell table:style-name="ce24" office:value-type="float" office:value="1859" calcext:value-type="float">
            <text:p>1859</text:p>
          </table:table-cell>
          <table:table-cell table:style-name="ce24" office:value-type="float" office:value="11423" calcext:value-type="float">
            <text:p>11423</text:p>
          </table:table-cell>
          <table:table-cell table:style-name="ce22" office:value-type="float" office:value="5942" calcext:value-type="float">
            <text:p>59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897" calcext:value-type="float">
            <text:p>3897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182" calcext:value-type="float">
            <text:p>1182</text:p>
          </table:table-cell>
          <table:table-cell table:style-name="ce22" office:value-type="float" office:value="2599" calcext:value-type="float">
            <text:p>25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95" calcext:value-type="float">
            <text:p>9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4" calcext:value-type="float">
            <text:p>64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22" calcext:value-type="float">
            <text:p>32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4" calcext:value-type="float">
            <text:p>214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423" calcext:value-type="float">
            <text:p>4423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984" calcext:value-type="float">
            <text:p>984</text:p>
          </table:table-cell>
          <table:table-cell table:style-name="ce22" office:value-type="float" office:value="3269" calcext:value-type="float">
            <text:p>32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6" calcext:value-type="float">
            <text:p>7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22" office:value-type="float" office:value="64" calcext:value-type="float">
            <text:p>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51" calcext:value-type="float">
            <text:p>15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" calcext:value-type="float">
            <text:p>27</text:p>
          </table:table-cell>
          <table:table-cell table:style-name="ce22" office:value-type="float" office:value="118" calcext:value-type="float">
            <text:p>1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57" calcext:value-type="float">
            <text:p>5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41" calcext:value-type="float">
            <text:p>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9512" calcext:value-type="float">
            <text:p>39512</text:p>
          </table:table-cell>
          <table:table-cell table:style-name="ce24" office:value-type="float" office:value="4811" calcext:value-type="float">
            <text:p>4811</text:p>
          </table:table-cell>
          <table:table-cell table:style-name="ce24" office:value-type="float" office:value="125" calcext:value-type="float">
            <text:p>125</text:p>
          </table:table-cell>
          <table:table-cell table:style-name="ce22" office:value-type="float" office:value="34576" calcext:value-type="float">
            <text:p>3457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479" calcext:value-type="float">
            <text:p>147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52" calcext:value-type="float">
            <text:p>1252</text:p>
          </table:table-cell>
          <table:table-cell table:style-name="ce22" office:value-type="float" office:value="208" calcext:value-type="float">
            <text:p>2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19" calcext:value-type="float">
            <text:p>7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52" calcext:value-type="float">
            <text:p>452</text:p>
          </table:table-cell>
          <table:table-cell table:style-name="ce22" office:value-type="float" office:value="235" calcext:value-type="float">
            <text:p>2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932" calcext:value-type="float">
            <text:p>1932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319" calcext:value-type="float">
            <text:p>319</text:p>
          </table:table-cell>
          <table:table-cell table:style-name="ce22" office:value-type="float" office:value="1555" calcext:value-type="float">
            <text:p>15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465" calcext:value-type="float">
            <text:p>146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38" calcext:value-type="float">
            <text:p>738</text:p>
          </table:table-cell>
          <table:table-cell table:style-name="ce22" office:value-type="float" office:value="650" calcext:value-type="float">
            <text:p>6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7738" calcext:value-type="float">
            <text:p>7738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7496" calcext:value-type="float">
            <text:p>74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348" calcext:value-type="float">
            <text:p>234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5" calcext:value-type="float">
            <text:p>495</text:p>
          </table:table-cell>
          <table:table-cell table:style-name="ce22" office:value-type="float" office:value="1842" calcext:value-type="float">
            <text:p>18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6817" calcext:value-type="float">
            <text:p>16817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4315" calcext:value-type="float">
            <text:p>4315</text:p>
          </table:table-cell>
          <table:table-cell table:style-name="ce22" office:value-type="float" office:value="12117" calcext:value-type="float">
            <text:p>121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532" calcext:value-type="float">
            <text:p>6532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576" calcext:value-type="float">
            <text:p>576</text:p>
          </table:table-cell>
          <table:table-cell table:style-name="ce22" office:value-type="float" office:value="5768" calcext:value-type="float">
            <text:p>57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66" calcext:value-type="float">
            <text:p>26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3" calcext:value-type="float">
            <text:p>113</text:p>
          </table:table-cell>
          <table:table-cell table:style-name="ce22" office:value-type="float" office:value="143" calcext:value-type="float">
            <text:p>1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6976" calcext:value-type="float">
            <text:p>36976</text:p>
          </table:table-cell>
          <table:table-cell table:style-name="ce24" office:value-type="float" office:value="1051" calcext:value-type="float">
            <text:p>1051</text:p>
          </table:table-cell>
          <table:table-cell table:style-name="ce24" office:value-type="float" office:value="10405" calcext:value-type="float">
            <text:p>10405</text:p>
          </table:table-cell>
          <table:table-cell table:style-name="ce22" office:value-type="float" office:value="25520" calcext:value-type="float">
            <text:p>2552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488" calcext:value-type="float">
            <text:p>8488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1043" calcext:value-type="float">
            <text:p>1043</text:p>
          </table:table-cell>
          <table:table-cell table:style-name="ce22" office:value-type="float" office:value="6877" calcext:value-type="float">
            <text:p>687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2877" calcext:value-type="float">
            <text:p>12877</text:p>
          </table:table-cell>
          <table:table-cell table:style-name="ce24" office:value-type="float" office:value="644" calcext:value-type="float">
            <text:p>644</text:p>
          </table:table-cell>
          <table:table-cell table:style-name="ce24" office:value-type="float" office:value="3236" calcext:value-type="float">
            <text:p>3236</text:p>
          </table:table-cell>
          <table:table-cell table:style-name="ce22" office:value-type="float" office:value="8997" calcext:value-type="float">
            <text:p>89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5045" calcext:value-type="float">
            <text:p>25045</text:p>
          </table:table-cell>
          <table:table-cell table:style-name="ce24" office:value-type="float" office:value="989" calcext:value-type="float">
            <text:p>989</text:p>
          </table:table-cell>
          <table:table-cell table:style-name="ce24" office:value-type="float" office:value="1519" calcext:value-type="float">
            <text:p>1519</text:p>
          </table:table-cell>
          <table:table-cell table:style-name="ce22" office:value-type="float" office:value="22537" calcext:value-type="float">
            <text:p>225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3409" calcext:value-type="float">
            <text:p>134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72" calcext:value-type="float">
            <text:p>1372</text:p>
          </table:table-cell>
          <table:table-cell table:style-name="ce22" office:value-type="float" office:value="12027" calcext:value-type="float">
            <text:p>120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33" calcext:value-type="float">
            <text:p>33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2" calcext:value-type="float">
            <text:p>142</text:p>
          </table:table-cell>
          <table:table-cell table:style-name="ce22" office:value-type="float" office:value="175" calcext:value-type="float">
            <text:p>1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0774" calcext:value-type="float">
            <text:p>10774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9072" calcext:value-type="float">
            <text:p>9072</text:p>
          </table:table-cell>
          <table:table-cell table:style-name="ce22" office:value-type="float" office:value="1454" calcext:value-type="float">
            <text:p>14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2240" calcext:value-type="float">
            <text:p>12240</text:p>
          </table:table-cell>
          <table:table-cell table:style-name="ce24" office:value-type="float" office:value="717" calcext:value-type="float">
            <text:p>717</text:p>
          </table:table-cell>
          <table:table-cell table:style-name="ce24" office:value-type="float" office:value="4017" calcext:value-type="float">
            <text:p>4017</text:p>
          </table:table-cell>
          <table:table-cell table:style-name="ce22" office:value-type="float" office:value="7506" calcext:value-type="float">
            <text:p>75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06498" calcext:value-type="float">
            <text:p>106498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11619" calcext:value-type="float">
            <text:p>11619</text:p>
          </table:table-cell>
          <table:table-cell table:style-name="ce22" office:value-type="float" office:value="93806" calcext:value-type="float">
            <text:p>938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43" calcext:value-type="float">
            <text:p>2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4" calcext:value-type="float">
            <text:p>104</text:p>
          </table:table-cell>
          <table:table-cell table:style-name="ce22" office:value-type="float" office:value="139" calcext:value-type="float">
            <text:p>13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569" calcext:value-type="float">
            <text:p>56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78" calcext:value-type="float">
            <text:p>78</text:p>
          </table:table-cell>
          <table:table-cell table:style-name="ce22" office:value-type="float" office:value="450" calcext:value-type="float">
            <text:p>4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2753" calcext:value-type="float">
            <text:p>2275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163" calcext:value-type="float">
            <text:p>3163</text:p>
          </table:table-cell>
          <table:table-cell table:style-name="ce22" office:value-type="float" office:value="19428" calcext:value-type="float">
            <text:p>194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933" calcext:value-type="float">
            <text:p>93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4" calcext:value-type="float">
            <text:p>334</text:p>
          </table:table-cell>
          <table:table-cell table:style-name="ce22" office:value-type="float" office:value="590" calcext:value-type="float">
            <text:p>59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9009" calcext:value-type="float">
            <text:p>9009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343" calcext:value-type="float">
            <text:p>1343</text:p>
          </table:table-cell>
          <table:table-cell table:style-name="ce22" office:value-type="float" office:value="7487" calcext:value-type="float">
            <text:p>74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24" calcext:value-type="float">
            <text:p>12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2" office:value-type="float" office:value="96" calcext:value-type="float">
            <text:p>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6169" calcext:value-type="float">
            <text:p>1616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44" calcext:value-type="float">
            <text:p>1244</text:p>
          </table:table-cell>
          <table:table-cell table:style-name="ce22" office:value-type="float" office:value="14910" calcext:value-type="float">
            <text:p>149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396" calcext:value-type="float">
            <text:p>139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24" calcext:value-type="float">
            <text:p>524</text:p>
          </table:table-cell>
          <table:table-cell table:style-name="ce22" office:value-type="float" office:value="849" calcext:value-type="float">
            <text:p>8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429" calcext:value-type="float">
            <text:p>1429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33" calcext:value-type="float">
            <text:p>233</text:p>
          </table:table-cell>
          <table:table-cell table:style-name="ce22" office:value-type="float" office:value="1105" calcext:value-type="float">
            <text:p>11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01" calcext:value-type="float">
            <text:p>60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2" office:value-type="float" office:value="542" calcext:value-type="float">
            <text:p>5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5647" calcext:value-type="float">
            <text:p>564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073" calcext:value-type="float">
            <text:p>2073</text:p>
          </table:table-cell>
          <table:table-cell table:style-name="ce22" office:value-type="float" office:value="3471" calcext:value-type="float">
            <text:p>347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2" office:value-type="float" office:value="35" calcext:value-type="float">
            <text:p>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13435" calcext:value-type="float">
            <text:p>213435</text:p>
          </table:table-cell>
          <table:table-cell table:style-name="ce24" office:value-type="float" office:value="24543" calcext:value-type="float">
            <text:p>24543</text:p>
          </table:table-cell>
          <table:table-cell table:style-name="ce24" office:value-type="float" office:value="112050" calcext:value-type="float">
            <text:p>112050</text:p>
          </table:table-cell>
          <table:table-cell table:style-name="ce22" office:value-type="float" office:value="76842" calcext:value-type="float">
            <text:p>768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63" calcext:value-type="float">
            <text:p>66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54" calcext:value-type="float">
            <text:p>154</text:p>
          </table:table-cell>
          <table:table-cell table:style-name="ce22" office:value-type="float" office:value="502" calcext:value-type="float">
            <text:p>5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42" calcext:value-type="float">
            <text:p>4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9" calcext:value-type="float">
            <text:p>39</text:p>
          </table:table-cell>
          <table:table-cell table:style-name="ce22" office:value-type="float" office:value="372" calcext:value-type="float">
            <text:p>37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1092" calcext:value-type="float">
            <text:p>21092</text:p>
          </table:table-cell>
          <table:table-cell table:style-name="ce24" office:value-type="float" office:value="2586" calcext:value-type="float">
            <text:p>2586</text:p>
          </table:table-cell>
          <table:table-cell table:style-name="ce24" office:value-type="float" office:value="1005" calcext:value-type="float">
            <text:p>1005</text:p>
          </table:table-cell>
          <table:table-cell table:style-name="ce22" office:value-type="float" office:value="17501" calcext:value-type="float">
            <text:p>175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9586" calcext:value-type="float">
            <text:p>29586</text:p>
          </table:table-cell>
          <table:table-cell table:style-name="ce24" office:value-type="float" office:value="1737" calcext:value-type="float">
            <text:p>1737</text:p>
          </table:table-cell>
          <table:table-cell table:style-name="ce24" office:value-type="float" office:value="23400" calcext:value-type="float">
            <text:p>23400</text:p>
          </table:table-cell>
          <table:table-cell table:style-name="ce22" office:value-type="float" office:value="4449" calcext:value-type="float">
            <text:p>44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3" calcext:value-type="float">
            <text:p>4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29" calcext:value-type="float">
            <text:p>4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2" calcext:value-type="float">
            <text:p>322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8"/>
          <table:table-cell table:style-name="ce21"/>
        </table:table-row>
        <table:table-row table:style-name="ro1">
          <table:table-cell table:number-columns-repeated="2" table:style-name="ce4" office:value-type="string" calcext:value-type="string">
            <text:p>Taji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480" calcext:value-type="float">
            <text:p>48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67" calcext:value-type="float">
            <text:p>167</text:p>
          </table:table-cell>
          <table:table-cell table:style-name="ce22" office:value-type="float" office:value="297" calcext:value-type="float">
            <text:p>2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954" calcext:value-type="float">
            <text:p>295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684" calcext:value-type="float">
            <text:p>2684</text:p>
          </table:table-cell>
          <table:table-cell table:style-name="ce22" office:value-type="float" office:value="216" calcext:value-type="float">
            <text:p>2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1" calcext:value-type="float">
            <text:p>8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16" calcext:value-type="float">
            <text:p>1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5" calcext:value-type="float">
            <text:p>65</text:p>
          </table:table-cell>
          <table:table-cell table:style-name="ce22" office:value-type="float" office:value="42" calcext:value-type="float">
            <text:p>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16" calcext:value-type="float">
            <text:p>1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2" calcext:value-type="float">
            <text:p>72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994" calcext:value-type="float">
            <text:p>99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5" calcext:value-type="float">
            <text:p>305</text:p>
          </table:table-cell>
          <table:table-cell table:style-name="ce22" office:value-type="float" office:value="648" calcext:value-type="float">
            <text:p>6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20204" calcext:value-type="float">
            <text:p>120204</text:p>
          </table:table-cell>
          <table:table-cell table:style-name="ce24" office:value-type="float" office:value="3174" calcext:value-type="float">
            <text:p>3174</text:p>
          </table:table-cell>
          <table:table-cell table:style-name="ce24" office:value-type="float" office:value="48886" calcext:value-type="float">
            <text:p>48886</text:p>
          </table:table-cell>
          <table:table-cell table:style-name="ce22" office:value-type="float" office:value="68144" calcext:value-type="float">
            <text:p>681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83" calcext:value-type="float">
            <text:p>8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2" calcext:value-type="float">
            <text:p>52</text:p>
          </table:table-cell>
          <table:table-cell table:style-name="ce22" office:value-type="float" office:value="31" calcext:value-type="float">
            <text:p>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0406" calcext:value-type="float">
            <text:p>10406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238" calcext:value-type="float">
            <text:p>1238</text:p>
          </table:table-cell>
          <table:table-cell table:style-name="ce22" office:value-type="float" office:value="8907" calcext:value-type="float">
            <text:p>890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2481" calcext:value-type="float">
            <text:p>1248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429" calcext:value-type="float">
            <text:p>2429</text:p>
          </table:table-cell>
          <table:table-cell table:style-name="ce22" office:value-type="float" office:value="9947" calcext:value-type="float">
            <text:p>99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72481" calcext:value-type="float">
            <text:p>172481</text:p>
          </table:table-cell>
          <table:table-cell table:style-name="ce24" office:value-type="float" office:value="26842" calcext:value-type="float">
            <text:p>26842</text:p>
          </table:table-cell>
          <table:table-cell table:style-name="ce24" office:value-type="float" office:value="859" calcext:value-type="float">
            <text:p>859</text:p>
          </table:table-cell>
          <table:table-cell table:style-name="ce22" office:value-type="float" office:value="144780" calcext:value-type="float">
            <text:p>1447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069424" calcext:value-type="float">
            <text:p>1069424</text:p>
          </table:table-cell>
          <table:table-cell table:style-name="ce24" office:value-type="float" office:value="62996" calcext:value-type="float">
            <text:p>62996</text:p>
          </table:table-cell>
          <table:table-cell table:style-name="ce24" office:value-type="float" office:value="153947" calcext:value-type="float">
            <text:p>153947</text:p>
          </table:table-cell>
          <table:table-cell table:style-name="ce22" office:value-type="float" office:value="878169" calcext:value-type="float">
            <text:p>8781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43" calcext:value-type="float">
            <text:p>6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7" calcext:value-type="float">
            <text:p>417</text:p>
          </table:table-cell>
          <table:table-cell table:style-name="ce22" office:value-type="float" office:value="209" calcext:value-type="float">
            <text:p>2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039" calcext:value-type="float">
            <text:p>203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33" calcext:value-type="float">
            <text:p>1133</text:p>
          </table:table-cell>
          <table:table-cell table:style-name="ce22" office:value-type="float" office:value="897" calcext:value-type="float">
            <text:p>8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270" calcext:value-type="float">
            <text:p>2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9" calcext:value-type="float">
            <text:p>219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344" calcext:value-type="float">
            <text:p>3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6" calcext:value-type="float">
            <text:p>76</text:p>
          </table:table-cell>
          <table:table-cell table:style-name="ce22" office:value-type="float" office:value="266" calcext:value-type="float">
            <text:p>2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06" calcext:value-type="float">
            <text:p>10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5" calcext:value-type="float">
            <text:p>55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01 02:32:28</text:p>
          </table:table-cell>
          <table:table-cell table:style-name="ce13" office:value-type="float" office:value="40" calcext:value-type="float">
            <text:p>4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31" calcext:value-type="float">
            <text:p>31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9009" calcext:value-type="float">
            <text:p>9009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343" calcext:value-type="float">
            <text:p>1343</text:p>
          </table:table-cell>
          <table:table-cell table:style-name="ce22" office:value-type="float" office:value="7487" calcext:value-type="float">
            <text:p>7487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396" calcext:value-type="float">
            <text:p>139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24" calcext:value-type="float">
            <text:p>524</text:p>
          </table:table-cell>
          <table:table-cell table:style-name="ce22" office:value-type="float" office:value="849" calcext:value-type="float">
            <text:p>849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5-01 02:32:28</text:p>
          </table:table-cell>
          <table:table-cell table:style-name="ce12" office:value-type="float" office:value="1465" calcext:value-type="float">
            <text:p>146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38" calcext:value-type="float">
            <text:p>738</text:p>
          </table:table-cell>
          <table:table-cell table:style-name="ce22" office:value-type="float" office:value="650" calcext:value-type="float">
            <text:p>650</text:p>
          </table:table-cell>
          <table:table-cell table:number-columns-repeated="8"/>
          <table:table-cell table:style-name="ce21"/>
        </table:table-row>
        <table:table-row table:style-name="ro1" table:number-rows-repeated="4">
          <table:table-cell table:number-columns-repeated="3"/>
          <table:table-cell table:style-name="ce21"/>
          <table:table-cell table:number-columns-repeated="12"/>
          <table:table-cell table:style-name="ce21"/>
        </table:table-row>
        <table:table-row table:style-name="ro1" table:number-rows-repeated="14">
          <table:table-cell table:number-columns-repeated="16"/>
          <table:table-cell table:style-name="ce21"/>
        </table:table-row>
        <table:table-row table:style-name="ro1" table:number-rows-repeated="296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inent" table:style-name="ta1">
        <table:table-column table:style-name="co10" table:default-cell-style-name="ce26"/>
        <table:table-column table:style-name="co11" table:default-cell-style-name="ce26"/>
        <table:table-column table:style-name="co9" table:number-columns-repeated="3" table:default-cell-style-name="ce26"/>
        <table:table-column table:style-name="co9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7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359258" calcext:value-type="float">
            <text:p>1359258</text:p>
          </table:table-cell>
          <table:table-cell table:formula="of:=SUMIF([$all_data.$C$2:$all_data.$C$182];[.$A2];[$all_data.F$2:$all_data.F$182])" office:value-type="float" office:value="137317" calcext:value-type="float">
            <text:p>137317</text:p>
          </table:table-cell>
          <table:table-cell table:formula="of:=SUMIF([$all_data.$C$2:$all_data.$C$182];[.$A2];[$all_data.G$2:$all_data.G$182])" office:value-type="float" office:value="514952" calcext:value-type="float">
            <text:p>514952</text:p>
          </table:table-cell>
          <table:table-cell table:formula="of:=SUMIF([$all_data.$C$2:$all_data.$C$182];[.$A2];[$all_data.H$2:$all_data.H$182])" office:value-type="float" office:value="706989" calcext:value-type="float">
            <text:p>706989</text:p>
          </table:table-cell>
          <table:table-cell table:style-name="ce2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143105" calcext:value-type="float">
            <text:p>1143105</text:p>
          </table:table-cell>
          <table:table-cell table:formula="of:=SUMIF([$all_data.$C$2:$all_data.$C$182];[.$A3];[$all_data.F$2:$all_data.F$182])" office:value-type="float" office:value="68165" calcext:value-type="float">
            <text:p>68165</text:p>
          </table:table-cell>
          <table:table-cell table:formula="of:=SUMIF([$all_data.$C$2:$all_data.$C$182];[.$A3];[$all_data.G$2:$all_data.G$182])" office:value-type="float" office:value="186794" calcext:value-type="float">
            <text:p>186794</text:p>
          </table:table-cell>
          <table:table-cell table:formula="of:=SUMIF([$all_data.$C$2:$all_data.$C$182];[.$A3];[$all_data.H$2:$all_data.H$182])" office:value-type="float" office:value="913834" calcext:value-type="float">
            <text:p>913834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338201" calcext:value-type="float">
            <text:p>338201</text:p>
          </table:table-cell>
          <table:table-cell table:formula="of:=SUMIF([$all_data.$C$2:$all_data.$C$182];[.$A4];[$all_data.F$2:$all_data.F$182])" office:value-type="float" office:value="9930" calcext:value-type="float">
            <text:p>9930</text:p>
          </table:table-cell>
          <table:table-cell table:formula="of:=SUMIF([$all_data.$C$2:$all_data.$C$182];[.$A4];[$all_data.G$2:$all_data.G$182])" office:value-type="float" office:value="133413" calcext:value-type="float">
            <text:p>133413</text:p>
          </table:table-cell>
          <table:table-cell table:formula="of:=SUMIF([$all_data.$C$2:$all_data.$C$182];[.$A4];[$all_data.H$2:$all_data.H$182])" office:value-type="float" office:value="194858" calcext:value-type="float">
            <text:p>194858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68913" calcext:value-type="float">
            <text:p>168913</text:p>
          </table:table-cell>
          <table:table-cell table:formula="of:=SUMIF([$all_data.$C$2:$all_data.$C$182];[.$A5];[$all_data.F$2:$all_data.F$182])" office:value-type="float" office:value="6694" calcext:value-type="float">
            <text:p>6694</text:p>
          </table:table-cell>
          <table:table-cell table:formula="of:=SUMIF([$all_data.$C$2:$all_data.$C$182];[.$A5];[$all_data.G$2:$all_data.G$182])" office:value-type="float" office:value="94571" calcext:value-type="float">
            <text:p>94571</text:p>
          </table:table-cell>
          <table:table-cell table:formula="of:=SUMIF([$all_data.$C$2:$all_data.$C$182];[.$A5];[$all_data.H$2:$all_data.H$182])" office:value-type="float" office:value="67648" calcext:value-type="float">
            <text:p>67648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179218" calcext:value-type="float">
            <text:p>179218</text:p>
          </table:table-cell>
          <table:table-cell table:formula="of:=SUMIF([$all_data.$C$2:$all_data.$C$182];[.$A6];[$all_data.F$2:$all_data.F$182])" office:value-type="float" office:value="8813" calcext:value-type="float">
            <text:p>8813</text:p>
          </table:table-cell>
          <table:table-cell table:formula="of:=SUMIF([$all_data.$C$2:$all_data.$C$182];[.$A6];[$all_data.G$2:$all_data.G$182])" office:value-type="float" office:value="60330" calcext:value-type="float">
            <text:p>60330</text:p>
          </table:table-cell>
          <table:table-cell table:formula="of:=SUMIF([$all_data.$C$2:$all_data.$C$182];[.$A6];[$all_data.H$2:$all_data.H$182])" office:value-type="float" office:value="110075" calcext:value-type="float">
            <text:p>110075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38663" calcext:value-type="float">
            <text:p>38663</text:p>
          </table:table-cell>
          <table:table-cell table:formula="of:=SUMIF([$all_data.$C$2:$all_data.$C$182];[.$A7];[$all_data.F$2:$all_data.F$182])" office:value-type="float" office:value="1627" calcext:value-type="float">
            <text:p>1627</text:p>
          </table:table-cell>
          <table:table-cell table:formula="of:=SUMIF([$all_data.$C$2:$all_data.$C$182];[.$A7];[$all_data.G$2:$all_data.G$182])" office:value-type="float" office:value="12472" calcext:value-type="float">
            <text:p>12472</text:p>
          </table:table-cell>
          <table:table-cell table:formula="of:=SUMIF([$all_data.$C$2:$all_data.$C$182];[.$A7];[$all_data.H$2:$all_data.H$182])" office:value-type="float" office:value="24564" calcext:value-type="float">
            <text:p>24564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8];[$all_data.E$2:$all_data.E$182])" office:value-type="float" office:value="17709" calcext:value-type="float">
            <text:p>17709</text:p>
          </table:table-cell>
          <table:table-cell table:formula="of:=SUMIF([$all_data.$C$2:$all_data.$C$182];[.$A8];[$all_data.F$2:$all_data.F$182])" office:value-type="float" office:value="697" calcext:value-type="float">
            <text:p>697</text:p>
          </table:table-cell>
          <table:table-cell table:formula="of:=SUMIF([$all_data.$C$2:$all_data.$C$182];[.$A8];[$all_data.G$2:$all_data.G$182])" office:value-type="float" office:value="3089" calcext:value-type="float">
            <text:p>3089</text:p>
          </table:table-cell>
          <table:table-cell table:formula="of:=SUMIF([$all_data.$C$2:$all_data.$C$182];[.$A8];[$all_data.H$2:$all_data.H$182])" office:value-type="float" office:value="13923" calcext:value-type="float">
            <text:p>13923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9];[$all_data.E$2:$all_data.E$182])" office:value-type="float" office:value="8253" calcext:value-type="float">
            <text:p>8253</text:p>
          </table:table-cell>
          <table:table-cell table:formula="of:=SUMIF([$all_data.$C$2:$all_data.$C$182];[.$A9];[$all_data.F$2:$all_data.F$182])" office:value-type="float" office:value="112" calcext:value-type="float">
            <text:p>112</text:p>
          </table:table-cell>
          <table:table-cell table:formula="of:=SUMIF([$all_data.$C$2:$all_data.$C$182];[.$A9];[$all_data.G$2:$all_data.G$182])" office:value-type="float" office:value="6994" calcext:value-type="float">
            <text:p>6994</text:p>
          </table:table-cell>
          <table:table-cell table:formula="of:=SUMIF([$all_data.$C$2:$all_data.$C$182];[.$A9];[$all_data.H$2:$all_data.H$182])" office:value-type="float" office:value="1147" calcext:value-type="float">
            <text:p>1147</text:p>
          </table:table-cell>
          <table:table-cell/>
        </table:table-row>
      </table:table>
      <table:table table:name="major_continent" table:style-name="ta1">
        <table:table-column table:style-name="co12" table:default-cell-style-name="ce26"/>
        <table:table-column table:style-name="co9" table:number-columns-repeated="4" table:default-cell-style-name="ce26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359258" calcext:value-type="float">
            <text:p>1359258</text:p>
          </table:table-cell>
          <table:table-cell table:formula="of:=SUMIF([$all_data.$C$2:$all_data.$C$182];[.$A2];[$all_data.F$2:$all_data.F$182])" office:value-type="float" office:value="137317" calcext:value-type="float">
            <text:p>137317</text:p>
          </table:table-cell>
          <table:table-cell table:formula="of:=SUMIF([$all_data.$C$2:$all_data.$C$182];[.$A2];[$all_data.G$2:$all_data.G$182])" office:value-type="float" office:value="514952" calcext:value-type="float">
            <text:p>514952</text:p>
          </table:table-cell>
          <table:table-cell table:formula="of:=SUMIF([$all_data.$C$2:$all_data.$C$182];[.$A2];[$all_data.H$2:$all_data.H$182])" office:value-type="float" office:value="706989" calcext:value-type="float">
            <text:p>706989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143105" calcext:value-type="float">
            <text:p>1143105</text:p>
          </table:table-cell>
          <table:table-cell table:formula="of:=SUMIF([$all_data.$C$2:$all_data.$C$182];[.$A3];[$all_data.F$2:$all_data.F$182])" office:value-type="float" office:value="68165" calcext:value-type="float">
            <text:p>68165</text:p>
          </table:table-cell>
          <table:table-cell table:formula="of:=SUMIF([$all_data.$C$2:$all_data.$C$182];[.$A3];[$all_data.G$2:$all_data.G$182])" office:value-type="float" office:value="186794" calcext:value-type="float">
            <text:p>186794</text:p>
          </table:table-cell>
          <table:table-cell table:formula="of:=SUMIF([$all_data.$C$2:$all_data.$C$182];[.$A3];[$all_data.H$2:$all_data.H$182])" office:value-type="float" office:value="913834" calcext:value-type="float">
            <text:p>913834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338201" calcext:value-type="float">
            <text:p>338201</text:p>
          </table:table-cell>
          <table:table-cell table:formula="of:=SUMIF([$all_data.$C$2:$all_data.$C$182];[.$A4];[$all_data.F$2:$all_data.F$182])" office:value-type="float" office:value="9930" calcext:value-type="float">
            <text:p>9930</text:p>
          </table:table-cell>
          <table:table-cell table:formula="of:=SUMIF([$all_data.$C$2:$all_data.$C$182];[.$A4];[$all_data.G$2:$all_data.G$182])" office:value-type="float" office:value="133413" calcext:value-type="float">
            <text:p>133413</text:p>
          </table:table-cell>
          <table:table-cell table:formula="of:=SUMIF([$all_data.$C$2:$all_data.$C$182];[.$A4];[$all_data.H$2:$all_data.H$182])" office:value-type="float" office:value="194858" calcext:value-type="float">
            <text:p>194858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68913" calcext:value-type="float">
            <text:p>168913</text:p>
          </table:table-cell>
          <table:table-cell table:formula="of:=SUMIF([$all_data.$C$2:$all_data.$C$182];[.$A5];[$all_data.F$2:$all_data.F$182])" office:value-type="float" office:value="6694" calcext:value-type="float">
            <text:p>6694</text:p>
          </table:table-cell>
          <table:table-cell table:formula="of:=SUMIF([$all_data.$C$2:$all_data.$C$182];[.$A5];[$all_data.G$2:$all_data.G$182])" office:value-type="float" office:value="94571" calcext:value-type="float">
            <text:p>94571</text:p>
          </table:table-cell>
          <table:table-cell table:formula="of:=SUMIF([$all_data.$C$2:$all_data.$C$182];[.$A5];[$all_data.H$2:$all_data.H$182])" office:value-type="float" office:value="67648" calcext:value-type="float">
            <text:p>67648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179218" calcext:value-type="float">
            <text:p>179218</text:p>
          </table:table-cell>
          <table:table-cell table:formula="of:=SUMIF([$all_data.$C$2:$all_data.$C$182];[.$A6];[$all_data.F$2:$all_data.F$182])" office:value-type="float" office:value="8813" calcext:value-type="float">
            <text:p>8813</text:p>
          </table:table-cell>
          <table:table-cell table:formula="of:=SUMIF([$all_data.$C$2:$all_data.$C$182];[.$A6];[$all_data.G$2:$all_data.G$182])" office:value-type="float" office:value="60330" calcext:value-type="float">
            <text:p>60330</text:p>
          </table:table-cell>
          <table:table-cell table:formula="of:=SUMIF([$all_data.$C$2:$all_data.$C$182];[.$A6];[$all_data.H$2:$all_data.H$182])" office:value-type="float" office:value="110075" calcext:value-type="float">
            <text:p>110075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64625" calcext:value-type="float">
            <text:p>64625</text:p>
          </table:table-cell>
          <table:table-cell table:formula="of:=SUM([$continent.C$7:$continent.C$9])" office:value-type="float" office:value="2436" calcext:value-type="float">
            <text:p>2436</text:p>
          </table:table-cell>
          <table:table-cell table:formula="of:=SUM([$continent.D$7:$continent.D$9])" office:value-type="float" office:value="22555" calcext:value-type="float">
            <text:p>22555</text:p>
          </table:table-cell>
          <table:table-cell table:formula="of:=SUM([$continent.E$7:$continent.E$9])" office:value-type="float" office:value="39634" calcext:value-type="float">
            <text:p>39634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13" table:default-cell-style-name="ce1"/>
        <table:table-column table:style-name="co9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3253320" calcext:value-type="float">
            <text:p>3253320</text:p>
          </table:table-cell>
          <table:table-cell table:style-name="Default" table:formula="of:=SUM([$continent.C2:$continent.C9])" office:value-type="float" office:value="233355" calcext:value-type="float">
            <text:p>233355</text:p>
          </table:table-cell>
          <table:table-cell table:style-name="Default" table:formula="of:=SUM([$continent.D2:$continent.D9])" office:value-type="float" office:value="1012615" calcext:value-type="float">
            <text:p>1012615</text:p>
          </table:table-cell>
          <table:table-cell table:style-name="Default" table:formula="of:=[.B2]-[.C2]-[.D2]" office:value-type="float" office:value="2007350" calcext:value-type="float">
            <text:p>2007350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00-00-00</text:date>, <text:time style:data-style-name="N2" text:time-value="15:12:19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1T15:22:03.214000000</dc:date>
    <meta:editing-duration>PT8H39M17S</meta:editing-duration>
    <meta:editing-cycles>78</meta:editing-cycles>
    <meta:generator>LibreOffice/6.4.2.2$Windows_X86_64 LibreOffice_project/4e471d8c02c9c90f512f7f9ead8875b57fcb1ec3</meta:generator>
    <meta:document-statistic meta:table-count="4" meta:cell-count="1613" meta:object-count="0"/>
  </office:meta>
</office:document-meta>
</file>